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gerian" svg:font-family="Algerian" style:font-family-generic="decorativ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lgerian" fo:font-size="44pt" fo:font-weight="bold" officeooo:rsid="00049898" officeooo:paragraph-rsid="0015873c" style:font-size-asian="44pt" style:font-weight-asian="bold" style:font-size-complex="44pt" style:font-weight-complex="bold" loext:padding="1cm" loext:border="none"/>
    </style:style>
    <style:style style:name="P2" style:family="paragraph" style:parent-style-name="Standard">
      <style:paragraph-properties fo:line-height="150%" fo:text-align="start" style:justify-single-word="false"/>
      <style:text-properties style:font-name="Verdana" fo:font-size="12pt" fo:font-weight="bold" officeooo:rsid="0015873c" officeooo:paragraph-rsid="0015873c" style:font-size-asian="10.5pt" style:font-weight-asian="bold" style:font-size-complex="12pt" style:font-weight-complex="bold" loext:padding="1cm" loext:border="none"/>
    </style:style>
    <style:style style:name="P3" style:family="paragraph" style:parent-style-name="Standard">
      <style:paragraph-properties fo:line-height="150%" fo:text-align="start" style:justify-single-word="false"/>
      <style:text-properties style:font-name="Verdana" fo:font-size="12pt" fo:font-weight="normal" officeooo:rsid="0015873c" officeooo:paragraph-rsid="0015873c" style:font-size-asian="10.5pt" style:font-weight-asian="normal" style:font-size-complex="12pt" style:font-weight-complex="normal" loext:padding="1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t App</text:p>
      <text:p text:style-name="P2">User Stories:</text:p>
      <text:p text:style-name="P2"/>
      <text:p text:style-name="P3">Come sportivo e persona che frequenta regolarmente la palestra, voglio poter accedere tramite il mio abbonamento ad una applicazione sul mio smartphone,</text:p>
      <text:p text:style-name="P3">trovare le varie sedi, in modo da trovare quella più vicina a casa o all’uffico.</text:p>
      <text:p text:style-name="P3"/>
      <text:p text:style-name="P3">Come persona che frequenta la palestra voglio monitorare le calorie e i resoconti degli allenamenti e poter inviare messaggi al mio personal trainer, in modo da poter gestire il tutto ovunque e in qualsiasi momento.</text:p>
      <text:p text:style-name="P3"/>
      <text:p text:style-name="P3">Come persona che frequenta la palestra voglio visualizzare e iscrivermi ai vari corsi disponibili, visualizzare il giorno e l’ora di essi su un calendario e ricevere notifiche come promemoria, in modo da gestire al meglio tutti i vari impegni e non dimenticarmi di null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gerian" svg:font-family="Algerian" style:font-family-generic="decorativ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17:53:11.192000000</meta:creation-date>
    <dc:date>2024-10-07T18:29:59.096000000</dc:date>
    <meta:editing-duration>PT36M48S</meta:editing-duration>
    <meta:editing-cycles>1</meta:editing-cycles>
    <meta:document-statistic meta:table-count="0" meta:image-count="0" meta:object-count="0" meta:page-count="1" meta:paragraph-count="6" meta:word-count="120" meta:character-count="738" meta:non-whitespace-character-count="624"/>
    <meta:generator>LibreOffice/7.6.2.1$Windows_X86_64 LibreOffice_project/56f7684011345957bbf33a7ee678afaf4d2ba333</meta:generator>
  </office:meta>
</office:document-meta>
</file>